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paragraph-properties fo:text-align="start" style:justify-single-word="false"/>
    </style:style>
    <style:style style:name="P3" style:family="paragraph" style:parent-style-name="Text_20_body">
      <style:text-properties fo:language="en" fo:country="US"/>
    </style:style>
    <style:style style:name="P4" style:family="paragraph" style:parent-style-name="Text_20_body" style:list-style-name="L1">
      <style:text-properties fo:language="en" fo:country="US"/>
    </style:style>
    <style:style style:name="P5" style:family="paragraph" style:parent-style-name="Text_20_body" style:list-style-name="L3">
      <style:text-properties fo:language="en" fo:country="US"/>
    </style:style>
    <style:style style:name="P6" style:family="paragraph" style:parent-style-name="Text_20_body" style:list-style-name="L5">
      <style:text-properties fo:language="en" fo:country="US"/>
    </style:style>
    <style:style style:name="P7" style:family="paragraph" style:parent-style-name="Text_20_body" style:list-style-name="L8">
      <style:text-properties fo:language="en" fo:country="US"/>
    </style:style>
    <style:style style:name="P8" style:family="paragraph" style:parent-style-name="Text_20_body" style:list-style-name="L9">
      <style:text-properties fo:language="en" fo:country="US"/>
    </style:style>
    <style:style style:name="P9" style:family="paragraph" style:parent-style-name="Text_20_body" style:list-style-name="L10">
      <style:text-properties fo:language="en" fo:country="US"/>
    </style:style>
    <style:style style:name="P10" style:family="paragraph" style:parent-style-name="Text_20_body" style:list-style-name="L12">
      <style:text-properties fo:language="en" fo:country="US"/>
    </style:style>
    <style:style style:name="P11" style:family="paragraph" style:parent-style-name="Text_20_body" style:list-style-name="L14">
      <style:text-properties fo:language="en" fo:country="US"/>
    </style:style>
    <style:style style:name="P12" style:family="paragraph" style:parent-style-name="Text_20_body" style:list-style-name="L18">
      <style:text-properties fo:language="en" fo:country="US"/>
    </style:style>
    <style:style style:name="P13" style:family="paragraph" style:parent-style-name="Text_20_body" style:list-style-name="L2"/>
    <style:style style:name="P14" style:family="paragraph" style:parent-style-name="Text_20_body" style:list-style-name="L4"/>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11"/>
    <style:style style:name="P18" style:family="paragraph" style:parent-style-name="Text_20_body" style:list-style-name="L13"/>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
      <style:paragraph-properties fo:margin-top="0cm" fo:margin-bottom="0cm" loext:contextual-spacing="false"/>
      <style:text-properties fo:language="en" fo:country="US"/>
    </style:style>
    <style:style style:name="P23" style:family="paragraph" style:parent-style-name="Text_20_body" style:list-style-name="L2">
      <style:paragraph-properties fo:margin-top="0cm" fo:margin-bottom="0cm" loext:contextual-spacing="false"/>
      <style:text-properties fo:language="en" fo:country="US"/>
    </style:style>
    <style:style style:name="P24" style:family="paragraph" style:parent-style-name="Text_20_body" style:list-style-name="L10">
      <style:paragraph-properties fo:margin-top="0cm" fo:margin-bottom="0cm" loext:contextual-spacing="false"/>
      <style:text-properties fo:language="en" fo:country="US"/>
    </style:style>
    <style:style style:name="P25" style:family="paragraph" style:parent-style-name="Text_20_body" style:list-style-name="L11">
      <style:paragraph-properties fo:margin-top="0cm" fo:margin-bottom="0cm" loext:contextual-spacing="false"/>
      <style:text-properties fo:language="en" fo:country="US"/>
    </style:style>
    <style:style style:name="P26" style:family="paragraph" style:parent-style-name="Text_20_body" style:list-style-name="L14">
      <style:paragraph-properties fo:margin-top="0cm" fo:margin-bottom="0cm" loext:contextual-spacing="false"/>
      <style:text-properties fo:language="en" fo:country="US"/>
    </style:style>
    <style:style style:name="P27" style:family="paragraph" style:parent-style-name="Preformatted_20_Text">
      <style:text-properties fo:language="en" fo:country="US"/>
    </style:style>
    <style:style style:name="P28" style:family="paragraph" style:parent-style-name="Preformatted_20_Text">
      <style:paragraph-properties fo:margin-top="0cm" fo:margin-bottom="0.499cm" loext:contextual-spacing="false"/>
    </style:style>
    <style:style style:name="P29" style:family="paragraph" style:parent-style-name="Preformatted_20_Text">
      <style:paragraph-properties fo:margin-top="0cm" fo:margin-bottom="0.499cm" loext:contextual-spacing="false"/>
      <style:text-properties fo:language="en" fo:country="US"/>
    </style:style>
    <style:style style:name="P30" style:family="paragraph" style:parent-style-name="Heading_20_2">
      <style:text-properties fo:language="en" fo:country="US"/>
    </style:style>
    <style:style style:name="P31" style:family="paragraph" style:parent-style-name="Heading_20_4">
      <style:text-properties fo:language="en" fo:country="US"/>
    </style:style>
    <style:style style:name="T1" style:family="text">
      <style:text-properties fo:language="en" fo:country="US"/>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LiveCDCustomization - Community Help Wiki</text:h>
      <text:section text:style-name="Sect1" text:name="moz-reader-content">
        <text:section text:style-name="Sect2" text:name="readability-page-1">
          <text:section text:style-name="Sect2" text:name="cwt-content">
            <text:section text:style-name="Sect1" text:name="page">
              <text:section text:style-name="Sect1" text:name="content">
                <text:p text:style-name="Text_20_body"><text:bookmark text:name="top"/><text:bookmark text:name="line-1"/><text:bookmark text:name="line-2"/><text:bookmark text:name="line-3"/><text:bookmark text:name="line-4"/><text:bookmark text:name="line-5"/><text:bookmark text:name="line-6"/><text:bookmark text:name="line-7"/><text:bookmark text:name="line-8"/><text:bookmark text:name="line-9"/><text:bookmark text:name="line-10"/><text:span text:style-name="T1">You may wish to customise the Ubuntu Desktop </text:span><text:a xlink:type="simple" xlink:href="https://help.ubuntu.com/community/LiveCd" text:style-name="Internet_20_link" text:visited-style-name="Visited_20_Internet_20_Link">LiveCd</text:a><text:span text:style-name="T1"> to: </text:span><text:bookmark text:name="line-11"/></text:p>
                <text:list xml:id="list7998472208132470988" text:style-name="L1">
                  <text:list-item>
                    <text:p text:style-name="P22">make your own Linux / Ubuntu distribution <text:bookmark text:name="line-12"/></text:p>
                  </text:list-item>
                  <text:list-item>
                    <text:p text:style-name="P22">show off a particular application <text:bookmark text:name="line-13"/></text:p>
                  </text:list-item>
                  <text:list-item>
                    <text:p text:style-name="P22">localise to a certain language <text:bookmark text:name="line-14"/></text:p>
                  </text:list-item>
                  <text:list-item>
                    <text:p text:style-name="P22">remove software packages <text:bookmark text:name="line-15"/></text:p>
                  </text:list-item>
                  <text:list-item>
                    <text:p text:style-name="P22">add software packages <text:bookmark text:name="line-16"/></text:p>
                  </text:list-item>
                  <text:list-item>
                    <text:p text:style-name="P22">update software packages <text:bookmark text:name="line-17"/></text:p>
                  </text:list-item>
                  <text:list-item>
                    <text:p text:style-name="P4">change system defaults (theme, icons, desktop background, panels, browser homepage, etc) <text:bookmark text:name="line-18"/><text:bookmark text:name="line-19"/></text:p>
                  </text:list-item>
                </text:list>
                <text:p text:style-name="Text_20_body"><text:bookmark text:name="line-20"/><text:bookmark text:name="line-21"/><text:span text:style-name="T1">The easiest way to create a custom LiveCD is to use </text:span><text:a xlink:type="simple" xlink:href="http://uck.sourceforge.net/" text:style-name="Internet_20_link" text:visited-style-name="Visited_20_Internet_20_Link">Ubuntu Customization Kit</text:a><text:span text:style-name="T1">. What follows is the manual way of accomplishing the same. </text:span><text:bookmark text:name="line-22"/><text:bookmark text:name="line-23"/><text:bookmark text:name="line-24"/></text:p>
                <text:p text:style-name="Text_20_body"><text:s/><text:span text:style-name="T1">This guide is for the Desktop LiveCd; there is another page referring to customisation of the </text:span><text:a xlink:type="simple" xlink:href="https://help.ubuntu.com/community/InstallCDCustomization" text:style-name="Internet_20_link" text:visited-style-name="Visited_20_Internet_20_Link">Alternative Install Cd</text:a><text:span text:style-name="T1"> &amp; the </text:span><text:a xlink:type="simple" xlink:href="https://help.ubuntu.com/community/InstallCDCustomization" text:style-name="Internet_20_link" text:visited-style-name="Visited_20_Internet_20_Link">Server Install Cd</text:a><text:span text:style-name="T1">. Also, there is a guide on how to create a LiveCd </text:span><text:a xlink:type="simple" xlink:href="https://help.ubuntu.com/community/LiveCDCustomizationFromScratch" text:style-name="Internet_20_link" text:visited-style-name="Visited_20_Internet_20_Link">without using an existing LiveCd.</text:a><text:span text:style-name="T1"> </text:span><text:bookmark text:name="line-25"/><text:bookmark text:name="line-26"/></text:p>
                <text:list xml:id="list349753436901963085" text:style-name="L2">
                  <text:list-item>
                    <text:p text:style-name="P23"><text:bookmark text:name="line-27"/><text:bookmark text:name="line-28"/>At least 3-5 GB of free space <text:bookmark text:name="line-29"/></text:p>
                  </text:list-item>
                  <text:list-item>
                    <text:p text:style-name="P23">At least 512 MB RAM and 1 GB swap (recommended) <text:bookmark text:name="line-30"/></text:p>
                  </text:list-item>
                  <text:list-item>
                    <text:p text:style-name="P13"><text:span text:style-name="Teletype"><text:span text:style-name="T1">squashfs-tools</text:span></text:span><text:span text:style-name="T1"> </text:span><text:bookmark text:name="line-31"/></text:p>
                  </text:list-item>
                  <text:list-item>
                    <text:p text:style-name="P13"><text:span text:style-name="Teletype"><text:span text:style-name="T1">genisoimage</text:span></text:span><text:span text:style-name="T1">, which provides </text:span><text:span text:style-name="Teletype"><text:span text:style-name="T1">mkisofs</text:span></text:span><text:span text:style-name="T1"> </text:span><text:bookmark text:name="line-32"/></text:p>
                  </text:list-item>
                  <text:list-item>
                    <text:p text:style-name="P13"><text:span text:style-name="T1">An Ubuntu kernel with </text:span><text:span text:style-name="Teletype"><text:span text:style-name="T1">squashfs</text:span></text:span><text:span text:style-name="T1"> support (present in Ubuntu 6.06 and later) </text:span><text:bookmark text:name="line-33"/></text:p>
                  </text:list-item>
                  <text:list-item>
                    <text:p text:style-name="P13"><text:span text:style-name="T1">QEMU/KVM, </text:span><text:a xlink:type="simple" xlink:href="https://help.ubuntu.com/community/VirtualBox" text:style-name="Internet_20_link" text:visited-style-name="Visited_20_Internet_20_Link">VirtualBox</text:a><text:span text:style-name="T1"> or VMware for testing (optional) </text:span><text:bookmark text:name="line-34"/><text:bookmark text:name="line-35"/></text:p>
                  </text:list-item>
                </text:list>
                <text:p text:style-name="Text_20_body"><text:s/><text:span text:style-name="T1">When customizing 9.10 Karmic Koala (or later) in an 9.04 Jaunty Jackalope (or earlier) environment, </text:span><text:span text:style-name="Teletype"><text:span text:style-name="T1">squashfs-tools</text:span></text:span><text:span text:style-name="T1"> must be updated to version 4.0. Conversely, the version of </text:span><text:span text:style-name="Teletype"><text:span text:style-name="T1">squashfs-tools</text:span></text:span><text:span text:style-name="T1"> in Ubuntu 9.10 is not compatible with earlier versions of Ubuntu. </text:span><text:bookmark text:name="line-36"/><text:bookmark text:name="line-37"/></text:p>
                <text:p text:style-name="Text_20_body"><text:s/><text:span text:style-name="T1">The architecture (Amd64 or i386) to be stored on the LiveCD should be the same as the architecture used to perform the customization, or the LiveCD may not run. It is not trivial to customize an AMD64 LiveCD using an i386 operating system, for example. </text:span><text:bookmark text:name="line-38"/><text:bookmark text:name="line-39"/></text:p>
                <text:list xml:id="list3278277844912899102" text:style-name="L3">
                  <text:list-item>
                    <text:p text:style-name="P5"><text:bookmark text:name="line-40"/>Make sure that you have installed the needed tools <text:bookmark text:name="line-41"/></text:p>
                  </text:list-item>
                </text:list>
                <text:p text:style-name="P29"><text:bookmark text:name="line-110"/>sudo apt install squashfs-tools genisoimage</text:p>
                <text:list xml:id="list7801297631724748313" text:style-name="L4">
                  <text:list-item>
                    <text:p text:style-name="P14"><text:bookmark text:name="line-44"/><text:bookmark text:name="line-45"/><text:bookmark text:name="line-46"/><text:span text:style-name="T1">Download an official Desktop CD from </text:span><text:a xlink:type="simple" xlink:href="http://releases.ubuntu.com/" text:style-name="Internet_20_link" text:visited-style-name="Visited_20_Internet_20_Link">http://releases.ubuntu.com/</text:a><text:span text:style-name="T1"> </text:span><text:bookmark text:name="line-47"/><text:bookmark text:name="line-48"/></text:p>
                  </text:list-item>
                </text:list>
                <text:p text:style-name="P3">Note: the example shown here uses the ubuntu-9.04-desktop-i386.iso Desktop CD. Replace it with the name of your iso. For example, if you have a ubuntu-11.04-desktop-i386.iso image, the command: <text:bookmark text:name="line-49"/><text:bookmark text:name="line-50"/><text:bookmark text:name="line-51"/></text:p>
                <text:p text:style-name="P29"><text:bookmark text:name="line-1-1"/><text:soft-page-break/>mv ubuntu-9.04-desktop-i386.iso ~/livecdtmp</text:p>
                <text:p text:style-name="P3"><text:bookmark text:name="line-52"/>would be changed to: <text:bookmark text:name="line-53"/><text:bookmark text:name="line-54"/><text:bookmark text:name="line-55"/></text:p>
                <text:p text:style-name="P29"><text:bookmark text:name="line-1-2"/>mv ubuntu-11.04-desktop-i386.iso ~/livecdtmp</text:p>
                <text:list xml:id="list3219834915607909417" text:style-name="L5">
                  <text:list-item>
                    <text:p text:style-name="P6"><text:bookmark text:name="line-56"/><text:bookmark text:name="line-57"/>Move or copy it into an empty directory <text:bookmark text:name="line-58"/></text:p>
                  </text:list-item>
                </text:list>
                <text:p text:style-name="P27"><text:bookmark text:name="line-1-3"/>mkdir ~/livecdtmp</text:p>
                <text:p text:style-name="P27"><text:bookmark text:name="line-210"/>mv ubuntu-9.04-desktop-i386.iso ~/livecdtmp</text:p>
                <text:p text:style-name="P29"><text:bookmark text:name="line-310"/>cd ~/livecdtmp</text:p>
                <text:p text:style-name="P3"><text:bookmark text:name="line-63"/><text:bookmark text:name="line-64"/><text:bookmark text:name="line-65"/><text:bookmark text:name="line-66"/>Mount the Desktop .iso <text:bookmark text:name="line-67"/><text:bookmark text:name="line-68"/><text:bookmark text:name="line-69"/><text:bookmark text:name="line-70"/></text:p>
                <text:p text:style-name="P27"><text:bookmark text:name="line-1-4"/>mkdir mnt</text:p>
                <text:p text:style-name="P29"><text:bookmark text:name="line-2-1"/>sudo mount -o loop ubuntu-9.04-desktop-i386.iso mnt</text:p>
                <text:p text:style-name="P3"><text:bookmark text:name="line-71"/><text:bookmark text:name="line-72"/>Extract .iso contents into dir 'extract-cd' <text:bookmark text:name="line-73"/><text:bookmark text:name="line-74"/><text:bookmark text:name="line-75"/><text:bookmark text:name="line-76"/></text:p>
                <text:p text:style-name="P27"><text:bookmark text:name="line-1-5"/>mkdir extract-cd</text:p>
                <text:p text:style-name="P29"><text:bookmark text:name="line-2-2"/>sudo rsync --exclude=/casper/filesystem.squashfs -a mnt/ extract-cd</text:p>
                <text:p text:style-name="P3"><text:bookmark text:name="line-77"/><text:bookmark text:name="line-78"/><text:bookmark text:name="line-79"/><text:bookmark text:name="line-80"/>Extract the SquashFS filesystem <text:bookmark text:name="line-81"/><text:bookmark text:name="line-82"/><text:bookmark text:name="line-83"/><text:bookmark text:name="line-84"/></text:p>
                <text:p text:style-name="P27"><text:bookmark text:name="line-1-6"/>sudo unsquashfs mnt/casper/filesystem.squashfs</text:p>
                <text:p text:style-name="P29"><text:bookmark text:name="line-2-3"/>sudo mv squashfs-root edit</text:p>
                <text:h text:style-name="P30" text:outline-level="2"><text:bookmark text:name="line-85"/><text:bookmark text:name="line-86"/><text:bookmark text:name="Prepare_and_chroot"/>Prepare and chroot</text:h>
                <text:p text:style-name="Text_20_body"><text:bookmark text:name="line-87"/><text:bookmark text:name="line-88"/><text:span text:style-name="Strong_20_Emphasis"><text:span text:style-name="T1">WARNING: If you do this in 14.04 LTS, you will lose network connectivity (name resolving part of it). /etc/resolv.conf is and should remain a symlink to /run/resolvconf/resolv.conf nowadays. To enable name resolving, temporarily edit that file instead.</text:span></text:span><text:span text:style-name="T1"> If you need the network connection within chroot </text:span><text:bookmark text:name="line-89"/><text:bookmark text:name="line-90"/><text:bookmark text:name="line-91"/></text:p>
                <text:p text:style-name="P29"><text:bookmark text:name="line-1-7"/>sudo cp /etc/resolv.conf edit/etc/</text:p>
                <text:p text:style-name="P3"><text:bookmark text:name="line-92"/>On more recent releases, you can avoid this issue by just binding /run instead, which will pull your host's resolvconf info into the chroot: <text:bookmark text:name="line-93"/><text:bookmark text:name="line-94"/><text:bookmark text:name="line-95"/></text:p>
                <text:p text:style-name="P29"><text:bookmark text:name="line-1-8"/>sudo mount -o bind /run/ edit/run</text:p>
                <text:p text:style-name="Text_20_body"><text:bookmark text:name="line-96"/><text:span text:style-name="Strong_20_Emphasis"><text:span text:style-name="T1">NOTE: Recommended that you do not do this unless you know what you're doing</text:span></text:span><text:span text:style-name="T1"> Depending on your configuration, you </text:span><text:span text:style-name="Emphasis"><text:span text:style-name="T1">may</text:span></text:span><text:span text:style-name="T1"> also need to copy the </text:span><text:span text:style-name="Strong_20_Emphasis"><text:span text:style-name="T1">hosts</text:span></text:span><text:span text:style-name="T1"> file </text:span><text:bookmark text:name="line-97"/><text:bookmark text:name="line-98"/><text:bookmark text:name="line-99"/></text:p>
                <text:p text:style-name="P29"><text:bookmark text:name="line-1-9"/>sudo cp /etc/hosts edit/etc/</text:p>
                <text:p text:style-name="P3"><text:bookmark text:name="line-100"/><text:bookmark text:name="line-101"/>The remaining steps are good, unlike the ones above: <text:bookmark text:name="line-102"/><text:bookmark text:name="line-103"/><text:bookmark text:name="line-104"/><text:bookmark text:name="line-105"/><text:bookmark text:name="line-106"/><text:bookmark text:name="line-107"/><text:bookmark text:name="line-108"/></text:p>
                <text:p text:style-name="P27"><text:bookmark text:name="line-1-10"/>sudo mount --bind /dev/ edit/dev</text:p>
                <text:p text:style-name="P27"><text:bookmark text:name="line-2-4"/>sudo chroot edit</text:p>
                <text:p text:style-name="P27"><text:bookmark text:name="line-3-1"/>mount -t proc none /proc</text:p>
                <text:p text:style-name="P27"><text:bookmark text:name="line-42"/>mount -t sysfs none /sys</text:p>
                <text:p text:style-name="P29"><text:bookmark text:name="line-59"/>mount -t devpts none /dev/pts</text:p>
                <text:p text:style-name="P3"><text:bookmark text:name="line-109"/><text:bookmark text:name="line-1101"/><text:soft-page-break/>(these mount important directories of your host system - if you later decide to delete the edit/ directory, then make sure to unmount before doing so, otherwise your host system will become unusable at least temporarily until reboot) <text:bookmark text:name="line-111"/><text:bookmark text:name="line-112"/></text:p>
                <text:p text:style-name="P3">To avoid locale issues and in order to import GPG keys <text:bookmark text:name="line-113"/><text:bookmark text:name="line-114"/><text:bookmark text:name="line-115"/><text:bookmark text:name="line-116"/></text:p>
                <text:p text:style-name="P27"><text:bookmark text:name="line-1-11"/>export HOME=/root</text:p>
                <text:p text:style-name="P29"><text:bookmark text:name="line-2-5"/>export LC_ALL=C</text:p>
                <text:h text:style-name="P30" text:outline-level="2"><text:bookmark text:name="line-117"/><text:bookmark text:name="line-118"/><text:bookmark text:name="line-119"/><text:bookmark text:name="line-120"/><text:bookmark text:name="Apt"/>Apt</text:h>
                <text:h text:style-name="P1" text:outline-level="3"><text:bookmark text:name="line-121"/><text:bookmark text:name="line-122"/><text:bookmark text:name="Prerequisites"/>Prerequisites</text:h>
                <text:p text:style-name="P3"><text:bookmark text:name="line-123"/><text:bookmark text:name="line-124"/>In 9.10, before installing or upgrading packages you need to run <text:bookmark text:name="line-125"/><text:bookmark text:name="line-126"/></text:p>
                <text:p text:style-name="P29"><text:bookmark text:name="line-1-12"/>dbus-uuidgen &gt; /var/lib/dbus/machine-id</text:p>
                <text:p text:style-name="P3"><text:bookmark text:name="line-129"/><text:bookmark text:name="line-130"/>and <text:bookmark text:name="line-131"/><text:bookmark text:name="line-132"/></text:p>
                <text:p text:style-name="P27"><text:bookmark text:name="line-1-13"/>dpkg-divert --local --rename --add /sbin/initctl</text:p>
                <text:p text:style-name="P29"><text:bookmark text:name="line-2-6"/>ln -s /bin/true /sbin/initctl</text:p>
                <text:h text:style-name="P1" text:outline-level="3"><text:bookmark text:name="line-136"/><text:bookmark text:name="line-137"/><text:bookmark text:name="Tasks"/>Tasks</text:h>
                <text:p text:style-name="P3"><text:bookmark text:name="line-138"/><text:bookmark text:name="line-139"/>To view installed packages by size <text:bookmark text:name="line-140"/><text:bookmark text:name="line-141"/><text:bookmark text:name="line-142"/></text:p>
                <text:p text:style-name="P29"><text:bookmark text:name="line-1-14"/>dpkg-query -W --showformat='${Installed-Size}\t${Package}\n' | sort -nr | less</text:p>
                <text:p text:style-name="P3"><text:bookmark text:name="line-143"/><text:bookmark text:name="line-144"/>When you want to remove packages remember to use purge <text:bookmark text:name="line-145"/><text:bookmark text:name="line-146"/><text:bookmark text:name="line-147"/></text:p>
                <text:p text:style-name="P29"><text:bookmark text:name="line-1-15"/>aptitude purge package-name</text:p>
                <text:h text:style-name="P30" text:outline-level="2"><text:bookmark text:name="line-148"/><text:bookmark text:name="line-149"/><text:bookmark text:name="Custom_Background_for_GNOME"/>Custom Background for GNOME</text:h>
                <text:p text:style-name="Text_20_body"><text:bookmark text:name="line-150"/><text:bookmark text:name="line-151"/><text:span text:style-name="T1">Generally background files are located in </text:span><text:span text:style-name="Strong_20_Emphasis"><text:span text:style-name="T1">/usr/share/backgrounds</text:span></text:span><text:span text:style-name="T1">. Copy your png file there, adjust owner and file access, and edit the files: </text:span><text:bookmark text:name="line-152"/></text:p>
                <text:list xml:id="list3030677505363336181" text:style-name="L6">
                  <text:list-item>
                    <text:p text:style-name="P15"><text:span text:style-name="Strong_20_Emphasis"><text:span text:style-name="T1">/usr/share/gnome-background-properties/ubuntu-wallpapers.xml</text:span></text:span><text:span text:style-name="T1"> and </text:span><text:bookmark text:name="line-153"/></text:p>
                  </text:list-item>
                  <text:list-item>
                    <text:p text:style-name="P15"><text:span text:style-name="Strong_20_Emphasis"><text:span text:style-name="T1">/usr/share/gconf/defaults/16_ubuntu-wallpapers</text:span></text:span><text:span text:style-name="T1"> or other files in the same directory. by changing the string </text:span><text:span text:style-name="Strong_20_Emphasis"><text:span text:style-name="T1">/usr/share/backgrounds/warty-final-ubuntu.png</text:span></text:span><text:span text:style-name="T1"> to point to your file </text:span><text:bookmark text:name="line-154"/><text:bookmark text:name="line-155"/></text:p>
                  </text:list-item>
                </text:list>
                <text:p text:style-name="Text_20_body"><text:span text:style-name="T1">Eventually change or add attributes to other configuration files such as: </text:span><text:span text:style-name="Strong_20_Emphasis"><text:span text:style-name="T1">/var/lib/gconf/debian.defaults/%gconf-tree.xml</text:span></text:span><text:span text:style-name="T1"> or </text:span><text:span text:style-name="Strong_20_Emphasis"><text:span text:style-name="T1">/etc/gconf/gconf.xml.defaults/%gconf-tree.xml</text:span></text:span><text:span text:style-name="T1">). </text:span><text:bookmark text:name="line-156"/><text:bookmark text:name="line-157"/></text:p>
                <text:p text:style-name="Text_20_body"><text:span text:style-name="T1">Historical: </text:span><text:a xlink:type="simple" xlink:href="http://ubuntuforums.org/showthread.php?t=462810&amp;highlight=warty-final-ubuntu.png" text:style-name="Internet_20_link" text:visited-style-name="Visited_20_Internet_20_Link">More for Dapper...</text:a><text:span text:style-name="T1"> </text:span><text:bookmark text:name="line-158"/><text:bookmark text:name="line-159"/></text:p>
                <text:h text:style-name="P30" text:outline-level="2"><text:bookmark text:name="Change_gconf_values_.28fonts.2C_panels_etc..29"/>Change gconf values (fonts, panels etc.)</text:h>
                <text:p text:style-name="Text_20_body"><text:bookmark text:name="line-160"/><text:bookmark text:name="line-161"/><text:span text:style-name="T1">To make any change on the gconf attributes you must add the value that you want in the file </text:span><text:span text:style-name="Strong_20_Emphasis"><text:span text:style-name="T1">/etc/gconf/gconf.xml.defaults/%gconf-tree.xml</text:span></text:span><text:span text:style-name="T1">. Adding a value in that file will </text:span><text:soft-page-break/><text:span text:style-name="T1">change the default values of Gnome or other applications, so you can change fonts, backgrounds, themes, cursors etc. </text:span><text:bookmark text:name="line-162"/><text:bookmark text:name="line-163"/></text:p>
                <text:p text:style-name="Text_20_body"><text:span text:style-name="T1">Instead of editing the file with </text:span><text:span text:style-name="Strong_20_Emphasis"><text:span text:style-name="T1">gedit</text:span></text:span><text:span text:style-name="T1"> or another text editor, you can use the </text:span><text:span text:style-name="Strong_20_Emphasis"><text:span text:style-name="T1">gconftool-2</text:span></text:span><text:span text:style-name="T1">, under the chroot environment, running the following line: </text:span><text:bookmark text:name="line-164"/><text:bookmark text:name="line-165"/><text:bookmark text:name="line-166"/></text:p>
                <text:p text:style-name="P29"><text:bookmark text:name="line-1-16"/>gconftool-2 --direct --config-source xml:readwrite:/etc/gconf/gconf.xml.defaults --type string --set yourkey "yourvalue"</text:p>
                <text:p text:style-name="Text_20_body"><text:bookmark text:name="line-167"/><text:bookmark text:name="line-168"/><text:span text:style-name="T1">where </text:span><text:span text:style-name="Emphasis"><text:span text:style-name="T1">string</text:span></text:span><text:span text:style-name="T1">, </text:span><text:span text:style-name="Emphasis"><text:span text:style-name="T1">yourkey</text:span></text:span><text:span text:style-name="T1"> and </text:span><text:span text:style-name="Emphasis"><text:span text:style-name="T1">yourvalue</text:span></text:span><text:span text:style-name="T1"> must be the type, key and value that you want to change... </text:span><text:bookmark text:name="line-169"/><text:bookmark text:name="line-170"/></text:p>
                <text:h text:style-name="P1" text:outline-level="3"><text:bookmark text:name="Making_several_gconf_changes"/>Making several gconf changes</text:h>
                <text:p text:style-name="P3"><text:bookmark text:name="line-171"/>Editing gconf by setting each value separately takes too much time. There is a better way: <text:bookmark text:name="line-172"/><text:bookmark text:name="line-173"/></text:p>
                <text:p text:style-name="P3">Make a test user and adjust the settings as you wish. Run <text:bookmark text:name="line-174"/><text:bookmark text:name="line-175"/></text:p>
                <text:p text:style-name="P27"><text:bookmark text:name="line-1-17"/>gconftool-2 --dump /the/settings/branch/you/need &gt; ~/live/your-new-settings.xml</text:p>
                <text:p text:style-name="P27"><text:bookmark text:name="line-2-7"/>sudo chown root:root ~/live/your-new-settings.xml</text:p>
                <text:p text:style-name="P29"><text:bookmark text:name="line-3-2"/>sudo mv ~/live/your-new-settings.xml ~/live/edit/your-new-settings.xml</text:p>
                <text:p text:style-name="P3"><text:bookmark text:name="line-180"/><text:bookmark text:name="line-181"/>and then, in the chroot environment, run <text:bookmark text:name="line-182"/><text:bookmark text:name="line-183"/></text:p>
                <text:p text:style-name="P27"><text:bookmark text:name="line-1-18"/>gconftool-2 --direct --config-source xml:readwrite:/etc/gconf/gconf.xml.defaults --load /your-new-settings.xml</text:p>
                <text:p text:style-name="P29"><text:bookmark text:name="line-2-8"/>rm /your-new-settings.xml</text:p>
                <text:p text:style-name="P3"><text:bookmark text:name="line-187"/><text:bookmark text:name="line-188"/>This way you can import the whole branch, e.g. /apps/panel - all settings for Gnome's panels. Note that this way you import not only the keys, but also their descriptions, so all GConf descriptions will be changed to the language which was set for the test user, and there will be no way to safely change them back. Some programs (for example, keyboard shortcuts in Preferences menu) use descriptions from GConf. <text:bookmark text:name="line-189"/><text:bookmark text:name="line-190"/></text:p>
                <text:h text:style-name="P30" text:outline-level="2"><text:bookmark text:name="Setting_regional_defaults"/>Setting regional defaults</text:h>
                <text:h text:style-name="P1" text:outline-level="3"><text:bookmark text:name="line-191"/><text:bookmark text:name="line-192"/><text:bookmark text:name="Legacy_Boot"/>Legacy Boot</text:h>
                <text:h text:style-name="P31" text:outline-level="4"><text:bookmark text:name="line-193"/><text:bookmark text:name="Change_default_language_of_gfxboot"/>Change default language of gfxboot</text:h>
                <text:p text:style-name="P3"><text:bookmark text:name="line-194"/><text:bookmark text:name="line-195"/>This customization must be done outside the chroot. <text:bookmark text:name="line-196"/><text:bookmark text:name="line-197"/></text:p>
                <text:p text:style-name="P27"><text:bookmark text:name="line-1-19"/>sudo aptitude install dpkg-dev uck</text:p>
                <text:p text:style-name="P27"><text:bookmark text:name="line-2-9"/>apt source gfxboot-theme-ubuntu gfxboot</text:p>
                <text:p text:style-name="P27"><text:bookmark text:name="line-3-3"/>cd gfxboot-theme-ubuntu*/</text:p>
                <text:p text:style-name="P27"><text:bookmark text:name="line-4-1"/>make DEFAULT_LANG=fi</text:p>
                <text:p text:style-name="P29"><text:bookmark text:name="line-5-1"/>sudo cp -af boot/* ../extract-cd/isolinux/</text:p>
                <text:p text:style-name="Text_20_body"><text:bookmark text:name="line-204"/><text:bookmark text:name="line-205"/><text:span text:style-name="T1">Change "fi" to your preferred locale. Note that this does not change which languages are available in the F2 menu. For more info about gfxboot customization, see </text:span><text:a xlink:type="simple" xlink:href="http://uck.sourceforge.net/" text:style-name="Internet_20_link" text:visited-style-name="Visited_20_Internet_20_Link">Ubuntu Customization Kit</text:a><text:span text:style-name="T1">. </text:span><text:bookmark text:name="line-206"/><text:bookmark text:name="line-207"/></text:p>
                <text:list xml:id="list2432849116999390343" text:style-name="L7">
                  <text:list-item>
                    <text:p text:style-name="P16"><text:span text:style-name="T1">A other way to change the default language of gfxboot without rebuild the packages is to create a file name </text:span><text:span text:style-name="Strong_20_Emphasis"><text:span text:style-name="T1">lang</text:span></text:span><text:span text:style-name="T1"> in the isolinux directory containing your locale's name. </text:span><text:bookmark text:name="line-208"/><text:bookmark text:name="line-209"/></text:p>
                  </text:list-item>
                </text:list>
                <text:h text:style-name="P31" text:outline-level="4"><text:bookmark text:name="Change_default_keyboard"/><text:soft-page-break/>Change default keyboard</text:h>
                <text:p text:style-name="P3"><text:bookmark text:name="line-2101"/><text:bookmark text:name="line-211"/>In 12.04, changing the default keyboard for a live boot is not as obvious as it used to be in 10.04 and earlier. As an example, if you want to keep the default language as English but set the default keyboard to "GB", you are going to have to edit the file /usr/lib/ubiquity/ubiquity/misc.py. If you look at the hard-coded defaults table at around line 620 it should be fairly obvious what's going on... <text:bookmark text:name="line-212"/><text:bookmark text:name="line-213"/></text:p>
                <text:p text:style-name="P27"><text:bookmark text:name="line-1-20"/>// In /usr/lib/ubiquity/ubiquity/misc.py line 620:</text:p>
                <text:p text:style-name="Preformatted_20_Text"><text:bookmark text:name="line-2-10"/><text:s text:c="4"/><text:span text:style-name="T1">default_keymap = {</text:span></text:p>
                <text:p text:style-name="Preformatted_20_Text"><text:bookmark text:name="line-3-4"/><text:s text:c="8"/><text:span text:style-name="T1">'ar': 'ara',</text:span></text:p>
                <text:p text:style-name="Preformatted_20_Text"><text:bookmark text:name="line-4-2"/><text:s text:c="8"/><text:span text:style-name="T1">'bs': 'ba',</text:span></text:p>
                <text:p text:style-name="Preformatted_20_Text"><text:bookmark text:name="line-5-2"/><text:s text:c="8"/><text:span text:style-name="T1">'de': 'de',</text:span></text:p>
                <text:p text:style-name="Preformatted_20_Text"><text:bookmark text:name="line-61"/><text:s text:c="8"/><text:span text:style-name="T1">'el': 'gr',</text:span></text:p>
                <text:p text:style-name="Preformatted_20_Text"><text:bookmark text:name="line-710"/><text:s text:c="8"/><text:span text:style-name="T1">'en': 'us',</text:span></text:p>
                <text:p text:style-name="P29"><text:bookmark text:name="line-810"/>etc...</text:p>
                <text:p text:style-name="P3"><text:bookmark text:name="line-223"/><text:bookmark text:name="line-224"/>You can se the default keymap for your default language by editing this table, but remember that if you update the ubiquity package on your image then any changes will be clobbered. <text:bookmark text:name="line-225"/><text:bookmark text:name="line-226"/></text:p>
                <text:p text:style-name="P3">Also note this only works for X. To set the console keyboard: <text:bookmark text:name="line-227"/><text:bookmark text:name="line-228"/></text:p>
                <text:p text:style-name="P29"><text:bookmark text:name="line-1-21"/>dpkg-reconfigure keyboard-configuration</text:p>
                <text:h text:style-name="P1" text:outline-level="3"><text:bookmark text:name="line-231"/><text:bookmark text:name="line-232"/><text:bookmark text:name="UEFI"/>UEFI</text:h>
                <text:p text:style-name="Text_20_body"><text:bookmark text:name="line-233"/><text:bookmark text:name="line-234"/><text:span text:style-name="T1">UEFI booting uses GRUB instead of gfxboot. There's no options for changing the language or keyboard for the live session, so it's all English by default. Therefore GRUB configuration needs to be modified. In the </text:span><text:a xlink:type="simple" xlink:href="https://code.launchpad.net/%7Etimo-jyrinki/ubuntu-fi-remix/main" text:style-name="Internet_20_link" text:visited-style-name="Visited_20_Internet_20_Link">Ubuntu Finnish Remix</text:a><text:span text:style-name="T1"> script this is done as follows: </text:span><text:bookmark text:name="line-235"/><text:bookmark text:name="line-236"/><text:bookmark text:name="line-237"/><text:bookmark text:name="line-238"/><text:bookmark text:name="line-239"/><text:bookmark text:name="line-240"/><text:bookmark text:name="line-241"/><text:bookmark text:name="line-242"/><text:bookmark text:name="line-243"/><text:bookmark text:name="line-244"/><text:bookmark text:name="line-245"/><text:bookmark text:name="line-246"/><text:bookmark text:name="line-247"/><text:bookmark text:name="line-248"/><text:bookmark text:name="line-249"/><text:bookmark text:name="line-250"/><text:bookmark text:name="line-251"/><text:bookmark text:name="line-252"/><text:bookmark text:name="line-253"/></text:p>
                <text:p text:style-name="P27"><text:bookmark text:name="line-1-22"/>sed -i '6i <text:s text:c="3"/>loadfont /boot/grub/fonts/unicode.pf2' boot/grub/grub.cfg</text:p>
                <text:p text:style-name="P27"><text:bookmark text:name="line-2-11"/>sed -i '7i <text:s text:c="3"/>set locale_dir=$prefix/locale' boot/grub/grub.cfg</text:p>
                <text:p text:style-name="P27"><text:bookmark text:name="line-3-5"/>sed -i '8i <text:s text:c="3"/>set lang=fi_FI' boot/grub/grub.cfg</text:p>
                <text:p text:style-name="P27"><text:bookmark text:name="line-4-3"/>sed -i '9i <text:s text:c="3"/>insmod gettext' boot/grub/grub.cfg</text:p>
                <text:p text:style-name="P27"><text:bookmark text:name="line-5-3"/>sed -i 's%splash%splash locale=fi_FI console-setup/layoutcode=fi%'</text:p>
                <text:p text:style-name="P27"><text:bookmark text:name="line-6-1"/>boot/grub/grub.cfg</text:p>
                <text:p text:style-name="P27"><text:bookmark text:name="line-7-1"/>sed -i 's/Try Ubuntu without installing/Kokeile Ubuntua asentamatta/'</text:p>
                <text:p text:style-name="P27"><text:bookmark text:name="line-8-1"/>boot/grub/grub.cfg</text:p>
                <text:p text:style-name="P27"><text:bookmark text:name="line-910"/>sed -i 's/Install Ubuntu/Asenna Ubuntu/' boot/grub/grub.cfg</text:p>
                <text:p text:style-name="P27"><text:bookmark text:name="line-1010"/>sed -i 's/OEM install (for manufacturers)/OEM-asennus</text:p>
                <text:p text:style-name="P27"><text:bookmark text:name="line-1110"/>(laitevalmistajille)/' boot/grub/grub.cfg</text:p>
                <text:p text:style-name="P27"><text:bookmark text:name="line-127"/>sed -i 's/Check disc for defects/Tarkista asennusmedian eheys/'</text:p>
                <text:p text:style-name="P27"><text:bookmark text:name="line-133"/>boot/grub/grub.cfg</text:p>
                <text:p text:style-name="P27"><text:bookmark text:name="line-1410"/>mkdir -p boot/grub/locale/</text:p>
                <text:p text:style-name="P27"><text:bookmark text:name="line-1510"/>mkdir -p boot/grub/fonts/</text:p>
                <text:p text:style-name="P27"><text:bookmark text:name="line-1610"/>cp -a /boot/grub/locale/fi.mo boot/grub/locale/</text:p>
                <text:p text:style-name="P29"><text:bookmark text:name="line-176"/>cp -a /boot/grub/fonts/unicode.pf2 boot/grub/fonts/</text:p>
                <text:h text:style-name="P30" text:outline-level="2"><text:bookmark text:name="line-254"/><text:bookmark text:name="line-255"/><text:bookmark text:name="Customization_limits"/><text:soft-page-break/>Customization limits</text:h>
                <text:p text:style-name="Text_20_body"><text:bookmark text:name="line-256"/><text:bookmark text:name="line-257"/><text:span text:style-name="T1">After customization make sure that there are no users with an UID == 999. Otherwise your image won't boot because no initial user is available (see /usr/share/initramfs-tools/scripts/casper-bottom/25adduser, -&gt; 'db_set passwd/user-uid 999'). This may happen, for example, after installing </text:span><text:bookmark text:name="line-258"/><text:a xlink:type="simple" xlink:href="https://help.ubuntu.com/community/VirtualBox/GuestAdditions" text:style-name="Internet_20_link" text:visited-style-name="Visited_20_Internet_20_Link">VirtualBox/GuestAdditions</text:a><text:span text:style-name="T1"> </text:span><text:bookmark text:name="line-259"/><text:bookmark text:name="line-260"/></text:p>
                <text:p text:style-name="P3">While in chroot: <text:bookmark text:name="line-261"/><text:bookmark text:name="line-262"/></text:p>
                <text:p text:style-name="P29"><text:bookmark text:name="line-1-23"/>awk -F: '$3 == 999' /etc/passwd</text:p>
                <text:p text:style-name="P3"><text:bookmark text:name="line-265"/><text:bookmark text:name="line-266"/>If you get any hits, try changing the uid: <text:bookmark text:name="line-267"/><text:bookmark text:name="line-268"/></text:p>
                <text:p text:style-name="P29"><text:bookmark text:name="line-1-24"/>usermod -u 500 $hit</text:p>
                <text:h text:style-name="P30" text:outline-level="2"><text:bookmark text:name="line-271"/><text:bookmark text:name="line-272"/><text:bookmark text:name="Miscellaneous_Defaults"/>Miscellaneous Defaults</text:h>
                <text:p text:style-name="Text_20_body"><text:bookmark text:name="line-273"/><text:bookmark text:name="line-274"/><text:span text:style-name="T1">You may wish to edit the files in /etc/default to change system behavior at startup. You might also edit /etc/profile, /etc/bash.bashrc, and /etc/bash_completion to change login settings for all users on the system. You cannot directly edit defaults for the live cd user (e.g., </text:span><text:span text:style-name="Emphasis"><text:span text:style-name="T1">casper</text:span></text:span><text:span text:style-name="T1">, </text:span><text:span text:style-name="Emphasis"><text:span text:style-name="T1">ubuntu</text:span></text:span><text:span text:style-name="T1">, or </text:span><text:span text:style-name="Emphasis"><text:span text:style-name="T1">user</text:span></text:span><text:span text:style-name="T1">) since that account is created at boot time. You can directly edit root's default files (/root in the chroot environment). </text:span><text:bookmark text:name="line-275"/><text:bookmark text:name="line-276"/></text:p>
                <text:p text:style-name="P3">If you wish to change the default timezone used by the live cd, run: <text:bookmark text:name="line-277"/><text:bookmark text:name="line-278"/></text:p>
                <text:p text:style-name="P29"><text:bookmark text:name="line-1-25"/>dpkg-reconfigure tzdata</text:p>
                <text:p text:style-name="P3"><text:bookmark text:name="line-281"/><text:bookmark text:name="line-282"/>If you have added a locale and wish to make it the default, update /etc/default/locale. You may have to compile the locale: <text:bookmark text:name="line-283"/><text:bookmark text:name="line-284"/></text:p>
                <text:p text:style-name="P27"><text:bookmark text:name="line-1-26"/>locale-gen new_locale</text:p>
                <text:p text:style-name="P29"><text:bookmark text:name="line-2-12"/>update-locale LANG=new_locale LANGUAGE=new_locale LC_ALL=new_locale</text:p>
                <text:p text:style-name="P3"><text:bookmark text:name="line-288"/><text:bookmark text:name="line-289"/>These changes must be made as root in the chroot environment. <text:bookmark text:name="line-290"/><text:bookmark text:name="line-291"/></text:p>
                <text:h text:style-name="P30" text:outline-level="2"><text:bookmark text:name="Advanced_Customizations"/>Advanced Customizations</text:h>
                <text:h text:style-name="P1" text:outline-level="3"><text:bookmark text:name="line-292"/><text:bookmark text:name="line-293"/><text:bookmark text:name="Live_CD_Kernel"/>Live CD Kernel</text:h>
                <text:p text:style-name="P3"><text:bookmark text:name="line-294"/>If you want to customize further the boot process, you can change the livecd kernel, by copying the vmlinuz and initrd you want in place of the ones you find in extract-cd/casper. <text:bookmark text:name="line-295"/><text:bookmark text:name="line-296"/></text:p>
                <text:p text:style-name="P3">i.e. <text:bookmark text:name="line-297"/><text:bookmark text:name="line-298"/><text:bookmark text:name="line-299"/><text:bookmark text:name="line-300"/></text:p>
                <text:p text:style-name="P27"><text:bookmark text:name="line-1-27"/>sudo cp edit/boot/vmlinuz-2.6.15-26-k7 extract-cd/casper/vmlinuz</text:p>
                <text:p text:style-name="P29"><text:bookmark text:name="line-2-13"/>sudo cp edit/boot/initrd.img-2.6.15-26-k7 extract-cd/casper/initrd.gz</text:p>
                <text:p text:style-name="Text_20_body"><text:bookmark text:name="line-301"/><text:span text:style-name="T1">Note that the initial ramdisk filename for newer releases (since 9.10) is </text:span><text:span text:style-name="Teletype"><text:span text:style-name="T1">casper/initrd.lz</text:span></text:span><text:span text:style-name="T1"> (not </text:span><text:span text:style-name="Teletype"><text:span text:style-name="T1">.gz</text:span></text:span><text:span text:style-name="T1">). </text:span><text:bookmark text:name="line-302"/><text:bookmark text:name="line-303"/></text:p>
                <text:h text:style-name="P1" text:outline-level="3"><text:bookmark text:name="Removing_the_.28Casper.29_Autologin"/><text:soft-page-break/>Removing the (Casper) Autologin</text:h>
                <text:p text:style-name="P3"><text:bookmark text:name="line-304"/>The autologin feature of the Jaunty/9.04 live CD is a bit of an on-the-fly boot-hack. <text:bookmark text:name="line-305"/>After extracting the initrd.gz, you need to edit the casper-bottom/25configure_init <text:bookmark text:name="line-306"/>script and then recreate the initrd.gz file, replacing the original in extract-cd/casper. <text:bookmark text:name="line-307"/>The process to do so goes like this: <text:bookmark text:name="line-308"/><text:bookmark text:name="line-309"/></text:p>
                <text:p text:style-name="P27"><text:bookmark text:name="line-1-28"/># cd extract-cd/casper</text:p>
                <text:p text:style-name="P27"><text:bookmark text:name="line-2-14"/># mkdir tempdir</text:p>
                <text:p text:style-name="P27"><text:bookmark text:name="line-3-6"/># cd tempdir</text:p>
                <text:p text:style-name="P27"><text:bookmark text:name="line-4-4"/># gunzip -dc ../initrd.gz | cpio -imvd --no-absolute-filenames</text:p>
                <text:p text:style-name="P27"><text:bookmark text:name="line-5-4"/># cp scripts/casper-bottom/25configure_init scripts/casper-bottom/25configure_init.orig</text:p>
                <text:p text:style-name="P29"><text:bookmark text:name="line-6-2"/># vi scripts/casper-bottom/25configure_init</text:p>
                <text:p text:style-name="P3"><text:bookmark text:name="line-317"/><text:bookmark text:name="line-318"/>Now look for line 25 which has the conditional statement to test $USERNAME. <text:bookmark text:name="line-319"/><text:bookmark text:name="line-320"/></text:p>
                <text:p text:style-name="P3">Line 25 performs a conditional evaluation and if it evaluates to true, it will <text:bookmark text:name="line-321"/>execute the code within the if block. The if block contains code to modify <text:bookmark text:name="line-322"/>files used in the boot process to create the live cd autologin. <text:bookmark text:name="line-323"/><text:bookmark text:name="line-324"/></text:p>
                <text:p text:style-name="P3">To disable the autologin feature, Remove $USERNAME, but just leave the quotes. <text:bookmark text:name="line-325"/>The -n modifier tests the $USERNAME string to see if it's length is non-zero. <text:bookmark text:name="line-326"/>By removing the variable, and leaving two double quotes, this statement evaluates <text:bookmark text:name="line-327"/>to false because the two double quotes effectively make a zero-byte string. <text:bookmark text:name="line-328"/>Be sure to leave no whitespace between the quotes because whitespace will make <text:bookmark text:name="line-329"/>the evaluation true and execution wil fall into the if block. <text:bookmark text:name="line-330"/><text:bookmark text:name="line-331"/><text:bookmark text:name="line-332"/><text:bookmark text:name="line-333"/><text:bookmark text:name="line-334"/><text:bookmark text:name="line-335"/><text:bookmark text:name="line-336"/></text:p>
                <text:p text:style-name="P27"><text:bookmark text:name="line-1-29"/>21:log_begin_msg "$DESCRIPTION"</text:p>
                <text:p text:style-name="P27"><text:bookmark text:name="line-2-15"/>22:</text:p>
                <text:p text:style-name="P27"><text:bookmark text:name="line-3-7"/>23:# Arrange for shells on virtual consoles, rather than login prompts</text:p>
                <text:p text:style-name="P27"><text:bookmark text:name="line-4-5"/>24:</text:p>
                <text:p text:style-name="P29"><text:bookmark text:name="line-5-5"/>25:if [ -n "$USERNAME" ]; then</text:p>
                <text:p text:style-name="P3"><text:bookmark text:name="line-337"/><text:bookmark text:name="line-338"/>After making the change, line 25 will look like this: <text:bookmark text:name="line-339"/><text:bookmark text:name="line-340"/><text:bookmark text:name="line-341"/></text:p>
                <text:p text:style-name="P29"><text:bookmark text:name="line-1-30"/>25:if [ -n "" ]; then</text:p>
                <text:p text:style-name="P3"><text:bookmark text:name="line-342"/><text:bookmark text:name="line-343"/>Save the file and quit the editor. Then, from extract-cd/casper/tempdir run the <text:bookmark text:name="line-344"/>following command to re-create the initrd.gz file. There are other methods for <text:bookmark text:name="line-345"/>re-creating the initrd.gz file on this page which may work also.: <text:bookmark text:name="line-346"/><text:bookmark text:name="line-347"/></text:p>
                <text:p text:style-name="P27"><text:bookmark text:name="line-1-31"/># cp ../initrd.gz ../initrd.gz.orig</text:p>
                <text:p text:style-name="P29"><text:bookmark text:name="line-2-16"/># find . | cpio -o -H newc | gzip -9 &gt; ../initrd.gz</text:p>
                <text:p text:style-name="Text_20_body"><text:bookmark text:name="line-351"/><text:bookmark text:name="line-352"/><text:span text:style-name="T1">This will create a new initrd.gz file with no auto login. You can then continue </text:span><text:bookmark text:name="line-353"/><text:span text:style-name="T1">to remaster the CD as described on this page. </text:span><text:span text:style-name="Strong_20_Emphasis"><text:span text:style-name="T1">Be sure to create a user and password to login with before you remaster the cd. If you do not, you will not be able to login after booting!</text:span></text:span><text:span text:style-name="T1"> </text:span><text:bookmark text:name="line-354"/><text:bookmark text:name="line-355"/></text:p>
                <text:p text:style-name="P3">Also, I have read a few articles mentioning that Karmic (9.10) uses initrd.lz instead <text:bookmark text:name="line-356"/>of initrd.gz. I do not know if this is true, but should mention it in case you are <text:bookmark text:name="line-357"/>not getting the expected results. To unpack the initrd.lz file, you need to do this: <text:bookmark text:name="line-358"/><text:bookmark text:name="line-359"/></text:p>
                <text:p text:style-name="P27"><text:bookmark text:name="line-1-32"/># cd extract-cd/casper</text:p>
                <text:p text:style-name="P27"><text:bookmark text:name="line-2-17"/># mkdir lztempdir</text:p>
                <text:p text:style-name="P27"><text:bookmark text:name="line-3-8"/><text:soft-page-break/># cd lztempdir</text:p>
                <text:p text:style-name="P29"><text:bookmark text:name="line-4-6"/># lzma -dc -S .lz ../initrd.lz | cpio -imvd --no-absolute-filenames</text:p>
                <text:p text:style-name="P3"><text:bookmark text:name="line-365"/><text:bookmark text:name="line-366"/>And to re-create the initrd.lz file: <text:bookmark text:name="line-367"/><text:bookmark text:name="line-368"/><text:bookmark text:name="line-369"/><text:bookmark text:name="line-370"/></text:p>
                <text:p text:style-name="P27"><text:bookmark text:name="line-1-33"/># cp ../initrd.lz ../inird.lz.orig</text:p>
                <text:p text:style-name="P29"><text:bookmark text:name="line-2-18"/># find . | cpio --quiet --dereference -o -H newc | lzma -7 &gt; ../initrd.lz</text:p>
                <text:h text:style-name="P1" text:outline-level="3"><text:bookmark text:name="line-371"/><text:bookmark text:name="line-372"/><text:bookmark text:name="line-373"/><text:bookmark text:name="Boot_init"/>Boot init</text:h>
                <text:p text:style-name="P3"><text:bookmark text:name="line-374"/><text:bookmark text:name="line-375"/>You have to edit the files in edit/usr/share/initramfs-tools/scripts/casper-bottom/* <text:bookmark text:name="line-376"/>For example you can change the hostname or the livecd user. <text:bookmark text:name="line-377"/><text:bookmark text:name="line-378"/></text:p>
                <text:p text:style-name="P3">i.e. <text:bookmark text:name="line-379"/><text:bookmark text:name="line-380"/></text:p>
                <text:p text:style-name="P29"><text:bookmark text:name="line-1-34"/>sudo nano edit/usr/share/initramfs-tools/scripts/casper</text:p>
                <text:p text:style-name="P3"><text:bookmark text:name="line-383"/><text:bookmark text:name="line-384"/>and edit the username or hostname <text:bookmark text:name="line-385"/><text:bookmark text:name="line-386"/></text:p>
                <text:p text:style-name="P29"><text:bookmark text:name="line-1-35"/>sudo nano edit/usr/share/initramfs-tools/scripts/casper-bottom/10adduser</text:p>
                <text:p text:style-name="P3"><text:bookmark text:name="line-389"/><text:bookmark text:name="line-390"/>to edit even the livecd user's password. <text:bookmark text:name="line-391"/><text:bookmark text:name="line-392"/></text:p>
                <text:p text:style-name="P3">If you're customizing 10.04, you need to edit variables in /etc/casper.conf for the user and host names instead of modifying the scripts <text:bookmark text:name="line-393"/><text:bookmark text:name="line-394"/></text:p>
                <text:p text:style-name="P3">P.S. in order to obtain an encrypted password, you have to use the mkpasswd program that's shipped with whois package! <text:bookmark text:name="line-395"/><text:bookmark text:name="line-396"/></text:p>
                <text:h text:style-name="P1" text:outline-level="3"><text:bookmark text:name="Rebuilding_initrd"/>Rebuilding initrd</text:h>
                <text:p text:style-name="P3"><text:bookmark text:name="line-397"/><text:bookmark text:name="line-398"/>After you've modified the kernel, init scripts or added new kernel modules, you need to rebuild the initrd.gz file and substitute it into the casper directory. <text:bookmark text:name="line-399"/><text:bookmark text:name="line-400"/></text:p>
                <text:p text:style-name="P27"><text:bookmark text:name="line-1-36"/>sudo chroot edit</text:p>
                <text:p text:style-name="P29"><text:bookmark text:name="line-2-19"/>mkinitramfs -o /initrd.gz 2.6.15-26-k7</text:p>
                <text:p text:style-name="P3"><text:bookmark text:name="line-404"/>(replace the kernel version with the one that the CD will boot with - this can be found in edit/lib/modules) <text:bookmark text:name="line-405"/>*** do I need to mount proc, sys, devpts after chroot here ? Gordon <text:bookmark text:name="line-406"/><text:bookmark text:name="line-407"/></text:p>
                <text:p text:style-name="P3">Exit from the chroot jail and move this file to extract-cd/casper: <text:bookmark text:name="line-408"/><text:bookmark text:name="line-409"/></text:p>
                <text:p text:style-name="P27"><text:bookmark text:name="line-1-37"/>exit</text:p>
                <text:p text:style-name="P29"><text:bookmark text:name="line-2-20"/>mv edit/initrd.gz extract-cd/casper/</text:p>
                <text:p text:style-name="P3"><text:bookmark text:name="line-413"/><text:bookmark text:name="line-414"/><text:bookmark text:name="line-415"/><text:bookmark text:name="line-416"/>Be sure to remove any temporary files which are no longer needed, as space on a CD is limited. A classic example is downloaded package files, which can be cleaned out using: <text:bookmark text:name="line-417"/><text:bookmark text:name="line-418"/><text:bookmark text:name="line-419"/></text:p>
                <text:p text:style-name="P29"><text:bookmark text:name="line-1-38"/>aptitude clean</text:p>
                <text:p text:style-name="P3"><text:bookmark text:name="line-420"/>Or delete temporary files <text:bookmark text:name="line-421"/><text:bookmark text:name="line-422"/><text:bookmark text:name="line-423"/></text:p>
                <text:p text:style-name="P29"><text:bookmark text:name="line-1-39"/>rm -rf /tmp/* ~/.bash_history</text:p>
                <text:p text:style-name="Text_20_body"><text:bookmark text:name="line-424"/><text:span text:style-name="Strong_20_Emphasis"><text:span text:style-name="T1">NOTE: Deletion probably not needed and may cause network problems later on</text:span></text:span><text:span text:style-name="T1"> </text:span><text:bookmark text:name="line-425"/><text:span text:style-name="T1">Or delete hosts file </text:span><text:bookmark text:name="line-426"/><text:bookmark text:name="line-427"/><text:bookmark text:name="line-428"/></text:p>
                <text:p text:style-name="P29"><text:bookmark text:name="line-1-40"/><text:soft-page-break/>rm /etc/hosts</text:p>
                <text:p text:style-name="Text_20_body"><text:bookmark text:name="line-429"/><text:span text:style-name="Strong_20_Emphasis"><text:span text:style-name="T1">WARNING: See note earlier about resolv.conf, do not remove it in 14.04 LTS anymore or even in 12.04 LTS.</text:span></text:span><text:span text:style-name="T1"> </text:span><text:bookmark text:name="line-430"/><text:span text:style-name="T1">Or nameserver settings </text:span><text:bookmark text:name="line-431"/><text:bookmark text:name="line-432"/><text:bookmark text:name="line-433"/></text:p>
                <text:p text:style-name="P29"><text:bookmark text:name="line-1-41"/>rm /etc/resolv.conf</text:p>
                <text:p text:style-name="P3"><text:bookmark text:name="line-434"/><text:bookmark text:name="line-435"/>If you installed software, be sure to run <text:bookmark text:name="line-436"/><text:bookmark text:name="line-437"/></text:p>
                <text:p text:style-name="P29"><text:bookmark text:name="line-1-42"/>rm /var/lib/dbus/machine-id</text:p>
                <text:p text:style-name="P3"><text:bookmark text:name="line-440"/><text:bookmark text:name="line-441"/>and <text:bookmark text:name="line-442"/><text:bookmark text:name="line-443"/></text:p>
                <text:p text:style-name="P27"><text:bookmark text:name="line-1-43"/>rm /sbin/initctl</text:p>
                <text:p text:style-name="P29"><text:bookmark text:name="line-2-21"/>dpkg-divert --rename --remove /sbin/initctl</text:p>
                <text:p text:style-name="P3"><text:bookmark text:name="line-447"/><text:bookmark text:name="line-448"/>from within the chroot environment. <text:bookmark text:name="line-449"/><text:bookmark text:name="line-450"/></text:p>
                <text:p text:style-name="P3">now umount (unmount) special filesystems and exit chroot <text:bookmark text:name="line-451"/><text:bookmark text:name="line-452"/></text:p>
                <text:p text:style-name="P27"><text:bookmark text:name="line-1-44"/>umount /proc || umount -lf /proc</text:p>
                <text:p text:style-name="P27"><text:bookmark text:name="line-2-22"/>umount /sys</text:p>
                <text:p text:style-name="P27"><text:bookmark text:name="line-3-9"/>umount /dev/pts</text:p>
                <text:p text:style-name="P27"><text:bookmark text:name="line-4-7"/>exit</text:p>
                <text:p text:style-name="P29"><text:bookmark text:name="line-5-6"/>sudo umount edit/dev</text:p>
                <text:list xml:id="list2238495125735033902" text:style-name="L8">
                  <text:list-item>
                    <text:p text:style-name="P7"><text:bookmark text:name="line-459"/>Note: if "umount /proc" command fails, "umount -lf /proc" will be used to retry automatically. <text:bookmark text:name="line-460"/><text:bookmark text:name="line-461"/></text:p>
                  </text:list-item>
                </text:list>
                <text:h text:style-name="P30" text:outline-level="2"><text:bookmark text:name="line-462"/><text:bookmark text:name="line-463"/><text:bookmark text:name="Assembling_the_file_system"/>Assembling the file system</text:h>
                <text:p text:style-name="P3"><text:bookmark text:name="line-464"/><text:bookmark text:name="line-465"/>Regenerate manifest <text:bookmark text:name="line-466"/><text:bookmark text:name="line-467"/><text:bookmark text:name="line-468"/><text:bookmark text:name="line-469"/><text:bookmark text:name="line-470"/><text:bookmark text:name="line-471"/><text:bookmark text:name="line-472"/><text:bookmark text:name="line-473"/><text:bookmark text:name="line-474"/></text:p>
                <text:p text:style-name="P27"><text:bookmark text:name="line-1-45"/>chmod +w extract-cd/casper/filesystem.manifest</text:p>
                <text:p text:style-name="P27"><text:bookmark text:name="line-2-23"/>sudo su</text:p>
                <text:p text:style-name="P27"><text:bookmark text:name="line-3-10"/>chroot edit dpkg-query -W --showformat='${Package} ${Version}\n' &gt; extract-cd/casper/filesystem.manifest</text:p>
                <text:p text:style-name="P27"><text:bookmark text:name="line-4-8"/>exit</text:p>
                <text:p text:style-name="P27"><text:bookmark text:name="line-5-7"/>sudo cp extract-cd/casper/filesystem.manifest extract-cd/casper/filesystem.manifest-desktop</text:p>
                <text:p text:style-name="P27"><text:bookmark text:name="line-6-3"/>sudo sed -i '/ubiquity/d' extract-cd/casper/filesystem.manifest-desktop</text:p>
                <text:p text:style-name="P29"><text:bookmark text:name="line-7-2"/>sudo sed -i '/casper/d' extract-cd/casper/filesystem.manifest-desktop</text:p>
                <text:p text:style-name="P3"><text:bookmark text:name="line-475"/><text:bookmark text:name="line-476"/>Compress filesystem <text:bookmark text:name="line-477"/><text:bookmark text:name="line-478"/><text:bookmark text:name="line-479"/><text:bookmark text:name="line-480"/></text:p>
                <text:p text:style-name="P27"><text:bookmark text:name="line-1-46"/>sudo rm extract-cd/casper/filesystem.squashfs</text:p>
                <text:p text:style-name="P29"><text:bookmark text:name="line-2-24"/>sudo mksquashfs edit extract-cd/casper/filesystem.squashfs -nolzma</text:p>
                <text:list xml:id="list5689586911361375377" text:style-name="L9">
                  <text:list-item>
                    <text:p text:style-name="P8"><text:bookmark text:name="line-481"/>Note: The -nolzma option is only available from Hardy , and was removed in Karmic. Also, the squashfs has to be generated using a version of mksquashfs that is compatible with the kernel used on the CD you are customizing. For example, you cannot generate a jaunty squashfs on karmic, as the jaunty kernel is not able to mount a squashfs prepared using mksquashfs from karmic. <text:bookmark text:name="line-482"/><text:bookmark text:name="line-483"/></text:p>
                  </text:list-item>
                </text:list>
                <text:p text:style-name="P3">For slightly higher compression at the cost of compression time, you can increase the block size: <text:bookmark text:name="line-484"/><text:bookmark text:name="line-485"/><text:bookmark text:name="line-486"/></text:p>
                <text:p text:style-name="P29"><text:bookmark text:name="line-1-47"/><text:soft-page-break/>sudo mksquashfs edit extract-cd/casper/filesystem.squashfs -b 1048576</text:p>
                <text:p text:style-name="P3"><text:bookmark text:name="line-487"/><text:bookmark text:name="line-488"/>For a highest possible compression at the cost of compression time, you may use the xz method and <text:bookmark text:name="line-489"/>is better exclude the edit/boot directory altogether: <text:bookmark text:name="line-490"/><text:bookmark text:name="line-491"/><text:bookmark text:name="line-492"/></text:p>
                <text:p text:style-name="P29"><text:bookmark text:name="line-1-48"/>sudo mksquashfs edit extract-cd/casper/filesystem.squashfs -comp xz -e edit/boot</text:p>
                <text:p text:style-name="P3"><text:bookmark text:name="line-493"/><text:bookmark text:name="line-494"/>Update the filesystem.size file, which is needed by the installer: <text:bookmark text:name="line-495"/><text:bookmark text:name="line-496"/><text:bookmark text:name="line-497"/><text:bookmark text:name="line-498"/><text:bookmark text:name="line-499"/></text:p>
                <text:p text:style-name="P27"><text:bookmark text:name="line-1-49"/>sudo su</text:p>
                <text:p text:style-name="P27"><text:bookmark text:name="line-2-25"/>printf $(du -sx --block-size=1 edit | cut -f1) &gt; extract-cd/casper/filesystem.size</text:p>
                <text:p text:style-name="P29"><text:bookmark text:name="line-3-11"/>exit</text:p>
                <text:p text:style-name="P3"><text:bookmark text:name="line-500"/><text:bookmark text:name="line-501"/>Set an image name in extract-cd/README.diskdefines <text:bookmark text:name="line-502"/><text:bookmark text:name="line-503"/><text:bookmark text:name="line-504"/></text:p>
                <text:p text:style-name="P29"><text:bookmark text:name="line-1-50"/>sudo vim extract-cd/README.diskdefines</text:p>
                <text:p text:style-name="P3"><text:bookmark text:name="line-505"/>(you can use "sudo nano extract-cd/README.diskdefines" if you have difficulties understanding vim) <text:bookmark text:name="line-506"/><text:bookmark text:name="line-507"/></text:p>
                <text:p text:style-name="P3">Remove old md5sum.txt and calculate new md5 sums <text:bookmark text:name="line-508"/><text:bookmark text:name="line-509"/><text:bookmark text:name="line-510"/><text:bookmark text:name="line-511"/><text:bookmark text:name="line-512"/></text:p>
                <text:p text:style-name="P27"><text:bookmark text:name="line-1-51"/>cd extract-cd</text:p>
                <text:p text:style-name="P27"><text:bookmark text:name="line-2-26"/>sudo rm md5sum.txt</text:p>
                <text:p text:style-name="P29"><text:bookmark text:name="line-3-12"/>find -type f -print0 | sudo xargs -0 md5sum | grep -v isolinux/boot.cat | sudo tee md5sum.txt</text:p>
                <text:p text:style-name="P3"><text:bookmark text:name="line-513"/><text:bookmark text:name="line-514"/>Create the ISO image <text:bookmark text:name="line-515"/><text:bookmark text:name="line-516"/><text:bookmark text:name="line-517"/></text:p>
                <text:p text:style-name="P29"><text:bookmark text:name="line-1-52"/>sudo mkisofs -D -r -V "$IMAGE_NAME" -cache-inodes -J -l -b isolinux/isolinux.bin -c isolinux/boot.cat -no-emul-boot -boot-load-size 4 -boot-info-table -o ../ubuntu-9.04.1-desktop-i386-custom.iso .</text:p>
                <text:h text:style-name="P30" text:outline-level="2"><text:bookmark text:name="line-518"/><text:bookmark text:name="line-519"/><text:bookmark text:name="Testing_the_CD"/>Testing the CD</text:h>
                <text:p text:style-name="P3"><text:bookmark text:name="line-520"/><text:bookmark text:name="line-521"/>Test using qemu emulator <text:bookmark text:name="line-522"/><text:bookmark text:name="line-523"/></text:p>
                <text:p text:style-name="P29"><text:bookmark text:name="line-1-53"/>qemu -cdrom ubuntu-9.04.1-desktop-i386-custom.iso -boot d -m 512</text:p>
                <text:p text:style-name="P3"><text:bookmark text:name="line-526"/><text:bookmark text:name="line-527"/>Or if you have hardware acceleration for kvm <text:bookmark text:name="line-528"/><text:bookmark text:name="line-529"/></text:p>
                <text:p text:style-name="P29"><text:bookmark text:name="line-1-54"/>kvm -cdrom ubuntu-9.04.1-desktop-i386-custom.iso -boot d -m 512</text:p>
                <text:p text:style-name="P3"><text:bookmark text:name="line-532"/><text:bookmark text:name="line-533"/><text:bookmark text:name="line-534"/>You can also test with virtualbox-ose, which is free software and available in the Ubuntu universe repository. <text:bookmark text:name="line-535"/><text:bookmark text:name="line-536"/></text:p>
                <text:h text:style-name="P1" text:outline-level="3"><text:bookmark text:name="Troubleshooting"/>Troubleshooting</text:h>
                <text:p text:style-name="P3"><text:bookmark text:name="line-537"/>Some experience problems virtualizing the iso after changing the livecd linux kernel. If you do, go click F6 when the boot screen is showing. Move the cursor between splash quiet and -- and write: all_generic_ide <text:bookmark text:name="line-538"/><text:bookmark text:name="line-539"/></text:p>
                <text:h text:style-name="P30" text:outline-level="2"><text:bookmark text:name="Burning_the_image_to_CD"/><text:soft-page-break/>Burning the image to CD</text:h>
                <text:p text:style-name="P3"><text:bookmark text:name="line-540"/><text:bookmark text:name="line-541"/>Simple! Just do <text:bookmark text:name="line-542"/><text:bookmark text:name="line-543"/></text:p>
                <text:p text:style-name="P29"><text:bookmark text:name="line-1-55"/>cdrecord dev=/dev/cdrom ubuntu-9.04-desktop-i386-custom.iso</text:p>
                <text:p text:style-name="Text_20_body"><text:bookmark text:name="line-546"/><text:bookmark text:name="line-547"/><text:bookmark text:name="line-548"/><text:a xlink:type="simple" xlink:href="https://help.ubuntu.com/community/Installation/FromUSBStick" text:style-name="Internet_20_link" text:visited-style-name="Visited_20_Internet_20_Link">Install Ubuntu from a USB stick</text:a><text:span text:style-name="T1"> </text:span><text:bookmark text:name="line-549"/><text:bookmark text:name="line-550"/></text:p>
                <text:p text:style-name="Text_20_body"><text:a xlink:type="simple" xlink:href="https://help.ubuntu.com/community/Installation/FromImageLoadedOnHardDrive" text:style-name="Internet_20_link" text:visited-style-name="Visited_20_Internet_20_Link">Installation From Image Loaded On Hard Drive</text:a><text:span text:style-name="T1"> </text:span><text:bookmark text:name="line-551"/><text:bookmark text:name="line-552"/></text:p>
                <text:p text:style-name="P3"><text:bookmark text:name="line-553"/><text:bookmark text:name="line-554"/>If you have any comments or questions, please feel free to add them here. <text:bookmark text:name="line-555"/><text:bookmark text:name="line-556"/></text:p>
                <text:p text:style-name="P3">If you are answering a question, please rewrite the question into a tip that answers the question. (to help keep things to the point.) <text:bookmark text:name="line-557"/><text:bookmark text:name="line-558"/></text:p>
                <text:p text:style-name="P3">New questions at the bottom (I guess.) <text:bookmark text:name="line-559"/><text:bookmark text:name="line-560"/></text:p>
                <text:p text:style-name="Horizontal_20_Line"><text:span text:style-name="T1"/></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0:52:13.150859191</meta:creation-date>
    <dc:date>2017-08-30T10:54:09.064996346</dc:date>
    <meta:editing-duration>PT1M56S</meta:editing-duration>
    <meta:editing-cycles>2</meta:editing-cycles>
    <meta:generator>LibreOffice/5.1.6.2$Linux_X86_64 LibreOffice_project/10m0$Build-2</meta:generator>
    <meta:document-statistic meta:table-count="0" meta:image-count="0" meta:object-count="0" meta:page-count="11" meta:paragraph-count="267" meta:word-count="2704" meta:character-count="18290" meta:non-whitespace-character-count="15725"/>
  </office:meta>
</office:document-meta>
</file>